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outline1">
      <style:graphic-properties fo:min-height="8.884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 presentation:placeholder="true">
          <draw:text-box/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9:34:28.359138299</meta:creation-date>
    <meta:editing-duration>P0D</meta:editing-duration>
    <meta:editing-cycles>1</meta:editing-cycles>
    <meta:generator>LibreOffice/7.4.5.1$Linux_X86_64 LibreOffice_project/40$Build-1</meta:generator>
    <dc:title>Portfolio</dc:title>
    <meta:document-statistic meta:object-count="69"/>
  </office:meta>
</office:document-meta>
</file>